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88.84pt"/>
    </style:style>
    <style:style style:name="co3" style:family="table-column">
      <style:table-column-properties fo:break-before="auto" style:column-width="173.11pt"/>
    </style:style>
    <style:style style:name="co4" style:family="table-column">
      <style:table-column-properties fo:break-before="auto" style:column-width="870.49pt"/>
    </style:style>
    <style:style style:name="co5" style:family="table-column">
      <style:table-column-properties fo:break-before="auto" style:column-width="64.01pt"/>
    </style:style>
    <style:style style:name="ro1" style:family="table-row">
      <style:table-row-properties style:row-height="16.3pt" fo:break-before="auto" style:use-optimal-row-height="true"/>
    </style:style>
    <style:style style:name="ro2" style:family="table-row">
      <style:table-row-properties style:row-height="55.64pt" fo:break-before="auto" style:use-optimal-row-height="true"/>
    </style:style>
    <style:style style:name="ro3" style:family="table-row">
      <style:table-row-properties style:row-height="96.01pt" fo:break-before="auto" style:use-optimal-row-height="true"/>
    </style:style>
    <style:style style:name="ro4" style:family="table-row">
      <style:table-row-properties style:row-height="82.54pt" fo:break-before="auto" style:use-optimal-row-height="true"/>
    </style:style>
    <style:style style:name="ro5" style:family="table-row">
      <style:table-row-properties style:row-height="69.11pt" fo:break-before="auto" style:use-optimal-row-height="true"/>
    </style:style>
    <style:style style:name="ro6" style:family="table-row">
      <style:table-row-properties style:row-height="28.8pt" fo:break-before="auto" style:use-optimal-row-height="true"/>
    </style:style>
    <style:style style:name="ro7" style:family="table-row">
      <style:table-row-properties style:row-height="69.19pt" fo:break-before="auto" style:use-optimal-row-height="true"/>
    </style:style>
    <style:style style:name="ro8" style:family="table-row">
      <style:table-row-properties style:row-height="55.76pt" fo:break-before="auto" style:use-optimal-row-height="true"/>
    </style:style>
    <style:style style:name="ro9" style:family="table-row">
      <style:table-row-properties style:row-height="82.66pt" fo:break-before="auto" style:use-optimal-row-height="true"/>
    </style:style>
    <style:style style:name="ro10" style:family="table-row">
      <style:table-row-properties style:row-height="109.59pt" fo:break-before="auto" style:use-optimal-row-height="true"/>
    </style:style>
    <style:style style:name="ro11" style:family="table-row">
      <style:table-row-properties style:row-height="96.15pt" fo:break-before="auto" style:use-optimal-row-height="true"/>
    </style:style>
    <style:style style:name="ro12" style:family="table-row">
      <style:table-row-properties style:row-height="109.39pt" fo:break-before="auto" style:use-optimal-row-height="true"/>
    </style:style>
    <style:style style:name="ro1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font-name="Arial1" fo:font-size="12pt" fo:font-weight="normal" style:font-size-asian="12pt" style:font-weight-asian="normal" style:font-size-complex="12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2pt" style:font-size-asian="12pt" style:font-size-complex="12pt"/>
    </style:style>
    <style:style style:name="ce6" style:family="table-cell" style:parent-style-name="Default" style:data-style-name="N124">
      <style:table-cell-properties fo:background-color="transparent"/>
      <style:text-properties style:font-name="Arial1" fo:font-size="12pt" fo:font-weight="bold" style:font-size-asian="12pt" style:font-weight-asian="bold" style:font-size-complex="12pt" style:font-weight-complex="bold"/>
    </style:style>
    <style:style style:name="ce7" style:family="table-cell" style:parent-style-name="Defaul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Arial1" fo:font-size="12pt" fo:font-weight="normal" style:font-size-asian="12pt" style:font-weight-asian="normal" style:font-size-complex="12pt"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24">
      <style:table-cell-properties fo:background-color="transparent"/>
      <style:text-properties style:font-name="Arial1" fo:font-size="12pt" fo:font-weight="normal" style:font-size-asian="12pt" style:font-weight-asian="normal" style:font-size-complex="12pt" style:font-weight-complex="normal"/>
    </style:style>
    <style:style style:name="ce13" style:family="table-cell" style:parent-style-name="Default" style:data-style-name="N124">
      <style:table-cell-properties fo:background-color="transparen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ext-properties style:font-name="Arial1" fo:font-size="12pt" style:font-size-asian="12pt" style:font-size-complex="12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4"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12"/>
        <table:table-column table:style-name="co5" table:number-columns-repeated="1018" table:default-cell-style-name="ce2"/>
        <table:table-column table:style-name="co5" table:default-cell-style-name="ce16"/>
        <table:table-row table:style-name="ro1">
          <table:table-cell table:style-name="ce1" office:value-type="string" calcext:value-type="string">
            <text:p>ID</text:p>
          </table:table-cell>
          <table:table-cell table:style-name="ce3" office:value-type="string" calcext:value-type="string">
            <text:p>Competency category</text:p>
          </table:table-cell>
          <table:table-cell table:style-name="ce3" office:value-type="string" calcext:value-type="string">
            <text:p>Tech role</text:p>
          </table:table-cell>
          <table:table-cell table:style-name="ce6" office:value-type="string" calcext:value-type="string">
            <text:p>Copyedited title</text:p>
          </table:table-cell>
          <table:table-cell table:style-name="ce10" office:value-type="string" calcext:value-type="string">
            <text:p>Description</text:p>
          </table:table-cell>
          <table:table-cell table:style-name="ce1" table:number-columns-repeated="1018"/>
          <table:table-cell/>
        </table:table-row>
        <table:table-row table:style-name="ro2">
          <table:table-cell office:value-type="float" office:value="1" calcext:value-type="float">
            <text:p>1</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Undertake applied research of and deep engagement with issues affecting and people involved in legal services and access to justice. </text:p>
          </table:table-cell>
          <table:table-cell table:style-name="ce11" office:value-type="string" calcext:value-type="string">
            <text:p><text:span text:style-name="T1">Undertake applied research of and deep engagement with issues affecting and people involved in legal services and access to justice. </text:span></text:p>
            <text:p><text:span text:style-name="T3">Apply established quantitative and qualititative research methods to observe, record and analyse legal services and access to justice users, providers, services, technologies, policies for detailed evidence-based understanding of the challenges and opportunities which exist or which may emerge as a consequence of the status quo interactions of these factors. </text:span></text:p>
          </table:table-cell>
          <table:table-cell table:number-columns-repeated="1019"/>
        </table:table-row>
        <table:table-row table:style-name="ro3">
          <table:table-cell office:value-type="float" office:value="2" calcext:value-type="float">
            <text:p>2</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Perform critical analysis of information from a range of sources to problematise status quos within legal services and access to justice.</text:p>
          </table:table-cell>
          <table:table-cell table:style-name="ce11" office:value-type="string" calcext:value-type="string">
            <text:p><text:span text:style-name="T1">Perform critical analysis of information from a range of sources to problematise status quos within legal services and access to justice.</text:span></text:p>
            <text:p><text:span text:style-name="T3">Apply a multidisciplinary range of questioning, logical reasoning, reflection and conceptualising approaches to examine the implicit and explicit assumptions, structures, justifications, beliefs, expectations, behaviours, processes etc of status quo positions and approaches in legal services and access to justice with a view to problematising them in order to surface gaps, insufficiencies, weaknesses, limitations, ambiguities etc in the form of problem statements which may provide opportunities for change and improvement. </text:span></text:p>
            <text:p/>
            <text:p/>
          </table:table-cell>
          <table:table-cell table:number-columns-repeated="1019"/>
        </table:table-row>
        <table:table-row table:style-name="ro2">
          <table:table-cell office:value-type="float" office:value="3" calcext:value-type="float">
            <text:p>3</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Perform alternative generation to address a range of problem statements about status quos within legal services and access to justice.</text:p>
          </table:table-cell>
          <table:table-cell table:style-name="ce11" office:value-type="string" calcext:value-type="string">
            <text:p><text:span text:style-name="T1">Perform alternative generation to address a range of problem statements about status quos within legal services and access to justice.</text:span></text:p>
            <text:p><text:span text:style-name="T3">Synthesise knowledge and approaches from a range of disciplines to brainstorm different ways in which problem statements about status quos within legal services and access to justice may be related or interconnected, and how they may be addressed through the bringing together or associating of novel or seemingly unrelated concepts, processes and technologies from a range of fields including law, technology, human-centred design etc. </text:span></text:p>
          </table:table-cell>
          <table:table-cell table:number-columns-repeated="1019"/>
        </table:table-row>
        <table:table-row table:style-name="ro4">
          <table:table-cell office:value-type="float" office:value="4" calcext:value-type="float">
            <text:p>4</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Undertake protyping and piloting of new solutions to determine their viability as solutions to problem statements about status quos within legal services and access to justice.</text:p>
          </table:table-cell>
          <table:table-cell table:style-name="ce11" office:value-type="string" calcext:value-type="string">
            <text:p><text:span text:style-name="T1">Undertake protyping and piloting of new solutions to determine their viability as solutions to problem statements about status quos within legal services and access to justice.</text:span></text:p>
            <text:p><text:span text:style-name="T3">Articulate prototype solutions to address problem statements about status quos within legal services and access to justice in the form of a project plan for minimum viable products (MVPs) using appropriate project management methodologies, and conduct pilot implementations and user testing of such MVPs for evidence-based evaluation of the viability and to drive iterative enhancement of such MVPs to a point where the best possible solution may be identified for go-to-market acceleration and investment.</text:span></text:p>
          </table:table-cell>
          <table:table-cell table:number-columns-repeated="1019"/>
        </table:table-row>
        <table:table-row table:style-name="ro5">
          <table:table-cell office:value-type="float" office:value="5" calcext:value-type="float">
            <text:p>5</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Appreciate the legal services and access to justice environment and how your solution is positioned within it. </text:p>
          </table:table-cell>
          <table:table-cell table:style-name="ce11" office:value-type="string" calcext:value-type="string">
            <text:p><text:span text:style-name="T1">Appreciate the legal services and access to justice environment and how your solution is positioned within it. </text:span></text:p>
            <text:p><text:span text:style-name="T3">Know who the key stakeholders in the legal services and access to justice environment are, the market and dynamics of the specific area which your solution seeks to enter, and what you will need in order to introduce your solution into that area including the type of stakeholder buy-in required, the unique value proposition of your solution, key competitors, demand and supply dynamics impacting issues of pricing, and regulatory and policy issues which may need to be addressed proactively before launch of your solution. </text:span></text:p>
          </table:table-cell>
          <table:table-cell table:number-columns-repeated="1019"/>
        </table:table-row>
        <table:table-row table:style-name="ro6">
          <table:table-cell office:value-type="float" office:value="6" calcext:value-type="float">
            <text:p>6</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Manage uncertainty and risk of advancing innovative disruption in the legal services and access to justice environment. </text:p>
          </table:table-cell>
          <table:table-cell office:value-type="string" calcext:value-type="string">
            <text:p><text:span text:style-name="T1">Manage uncertainty and risk of advancing innovative disruption in the legal services and access to justice environment. </text:span></text:p>
            <text:p><text:span text:style-name="T3">Identify the specific uncertainties and risks associated with radically new or different solutions or solutions to problems which may not be broadly appreciated in the mainstream legal service and access to justice environment and take steps to mitigate or plan for them in the main areas of entrepreneurship such as finance, compliance, sales, marketing, resourcing and education (in form of a knowledge base and training raise awareness and support adoption of the solution), while at the same time appreciating that risk and uncertainty are an unavoidable part of innovative disruption and that failures and setbacks require a resilient response.</text:span></text:p>
          </table:table-cell>
          <table:table-cell table:number-columns-repeated="1019"/>
        </table:table-row>
        <table:table-row table:style-name="ro6">
          <table:table-cell office:value-type="float" office:value="7" calcext:value-type="float">
            <text:p>7</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Develop a business plan for the implementation, scaling and monetisation (if applicable) of your solution in the legal services and access to justice environment.</text:p>
          </table:table-cell>
          <table:table-cell office:value-type="string" calcext:value-type="string">
            <text:p><text:span text:style-name="T1">Develop a business plan for the implementation, scaling and monetisation (if applicable) of your solution in the legal services and access to justice environment.</text:span></text:p>
            <text:p><text:span text:style-name="T3">Consider a range of possible business models to adopt bearing in mind the uncertainties and risks and select the best fit with the nature of your solution, the realities of the market it will be addressing, the operational and financial objectives of developing a business around your solution to inform the development of detailed financial projections, forecasts about the business's performance, resourcing needs, sale and marketing strategy, funding streams to raise capital etc which will support the realisation of the business's objectives, where necessary seeking the input of other start-up entrepreneurs and business experts.</text:span></text:p>
          </table:table-cell>
          <table:table-cell table:number-columns-repeated="1019"/>
        </table:table-row>
        <table:table-row table:style-name="ro6">
          <table:table-cell office:value-type="float" office:value="8" calcext:value-type="float">
            <text:p>8</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text:span text:style-name="T1">Adopt a continuous review and improvement approach to business planning and risk management to maintain start-up responsiveness to market needs.</text:span><text:span text:style-name="T2"> </text:span></text:p>
          </table:table-cell>
          <table:table-cell office:value-type="string" calcext:value-type="string">
            <text:p><text:span text:style-name="T1">Adopt a continuous review and improvement approach to business planning and risk management to maintain start-up responsiveness to market needs.</text:span><text:span text:style-name="T2"> </text:span></text:p>
            <text:p><text:span text:style-name="T3">Monitor the actual performance of the business against the business plan and continuously review both in the light of changes in the market or broader legal services and access to justice environment to modify assumptions, adapt approaches, recalibrate expectations and enhance the solution so that the business and solution remain agile and responsive to the needs to users. </text:span></text:p>
          </table:table-cell>
          <table:table-cell table:number-columns-repeated="1019"/>
        </table:table-row>
        <table:table-row table:style-name="ro6">
          <table:table-cell office:value-type="float" office:value="9" calcext:value-type="float">
            <text:p>9</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Undertake active networking to share vision behind the solution and gain new insights.</text:p>
          </table:table-cell>
          <table:table-cell office:value-type="string" calcext:value-type="string">
            <text:p><text:span text:style-name="T1">Undertake active networking to share vision behind the solution and gain new insights.</text:span></text:p>
            <text:p><text:span text:style-name="T3">Develop a network of individuals from a range of backgrounds and perspectives within the target market and wider legal services and access to justice environment and engage with them to communicate the vision behind the solution, and seek diverse insights into improving the solution or search for new ideas for new solutions to new problems.  </text:span></text:p>
          </table:table-cell>
          <table:table-cell table:number-columns-repeated="1019"/>
        </table:table-row>
        <table:table-row table:style-name="ro6">
          <table:table-cell office:value-type="float" office:value="10" calcext:value-type="float">
            <text:p>10</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Utilise computational thinking to develop computational solutions to problem statements about status quos within legal services and access to justice. </text:p>
          </table:table-cell>
          <table:table-cell office:value-type="string" calcext:value-type="string">
            <text:p><text:span text:style-name="T1">Utilise computational thinking to develop computational solutions to problem statements about status quos within legal services and access to justice. </text:span></text:p>
            <text:p><text:span text:style-name="T3">Appreciate the key techniques of computational thinking (i.e. decomposition, pattern recognition, abstraction and algorithm design) and apply them to address complex problem statements about status quos within legal services and access to justice computationally (i.e. through computer-based algorithms or heuristics) where appropriate.</text:span></text:p>
          </table:table-cell>
          <table:table-cell table:number-columns-repeated="1019"/>
        </table:table-row>
        <table:table-row table:style-name="ro6">
          <table:table-cell office:value-type="float" office:value="11" calcext:value-type="float">
            <text:p>11</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Appreciate and critically examine how common programming languages operate in legal and related technologies. </text:p>
          </table:table-cell>
          <table:table-cell office:value-type="string" calcext:value-type="string">
            <text:p><text:span text:style-name="T1">Appreciate and critically examine how common programming languages operate in legal and related technologies. </text:span></text:p>
            <text:p><text:span text:style-name="T3">Appreciate the basic principles (e.g. conditionals, loops, declarations, variables etc) behind how a range of common programming languages operate and what their optimal uses are such as Java, JavaScript, HTML/CSS, SQL, Python, C, C++, PHP, Objective-C, Ruby on Rails and critically examine the opportunities and limitations of their use in a range of existing and emerging legal technologies and the ethical issues around algorithmic biases and inaccuracies and the need for algorithmic accountability.</text:span></text:p>
          </table:table-cell>
          <table:table-cell table:number-columns-repeated="1019"/>
        </table:table-row>
        <table:table-row table:style-name="ro6">
          <table:table-cell office:value-type="float" office:value="12" calcext:value-type="float">
            <text:p>12</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Contribute to experiment-based policy-making in the areas of legal sevices and access to justice.</text:p>
          </table:table-cell>
          <table:table-cell office:value-type="string" calcext:value-type="string">
            <text:p><text:span text:style-name="T1">Contribute to experiment-based policy-making in the areas of legal sevices and access to justice.</text:span></text:p>
            <text:p><text:span text:style-name="T3">Perform pilots of legal technology innovations and share findings and other learning points with policy-makers and legislators to support the development of an ecosystem for of evidence-based policy-making in relation to the use of technology in the delivery of legal services and facilitation of access to justice.</text:span></text:p>
          </table:table-cell>
          <table:table-cell table:number-columns-repeated="1019"/>
        </table:table-row>
        <table:table-row table:style-name="ro6">
          <table:table-cell office:value-type="float" office:value="13" calcext:value-type="float">
            <text:p>13</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Synthesise understanding of a range of emergent technologies and their implications for legal services and access to justice.</text:p>
          </table:table-cell>
          <table:table-cell table:style-name="ce13" office:value-type="string" calcext:value-type="string">
            <text:p><text:span text:style-name="T1">Synthesise understanding of a range of emergent technologies and their implications for legal services and access to justice.</text:span></text:p>
            <text:p><text:span text:style-name="T3">Evaluate the ways in which evolving technologies like cloud-based services, process automation, natural language search, expert systems, machine learning and predictive analytics, complex calculations, blockchain networks, robotics etc are being utilised with the legal community and in other professional services such as the financial and medical industries and the implications of this for the development of the law, how legal services are delivered and on access to justice issues. </text:span></text:p>
          </table:table-cell>
          <table:table-cell table:number-columns-repeated="1019"/>
        </table:table-row>
        <table:table-row table:style-name="ro6">
          <table:table-cell office:value-type="float" office:value="14" calcext:value-type="float">
            <text:p>14</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Engage in ongoing dialogue and efforts to promote interoperability with a wide range of other legal technologies.</text:p>
          </table:table-cell>
          <table:table-cell table:style-name="ce13" office:value-type="string" calcext:value-type="string">
            <text:p><text:span text:style-name="T1">Engage in ongoing dialogue and efforts to promote interoperability with a wide range of other legal technologies.</text:span></text:p>
            <text:p><text:span text:style-name="T3">Use and make available APIs and open data standards to develop new legal technology solutions which are interoperable, compatible and synergistic with other platforms and services especially low cost and essential public sector ones with a view to enhancing convenient and cost-effective delivery of legal services and access to justice.</text:span></text:p>
          </table:table-cell>
          <table:table-cell table:number-columns-repeated="1019"/>
        </table:table-row>
        <table:table-row table:style-name="ro6">
          <table:table-cell office:value-type="float" office:value="15" calcext:value-type="float">
            <text:p>15</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Evaluate the impact of computational law on issues of public policy, security and ethics.</text:p>
          </table:table-cell>
          <table:table-cell table:style-name="ce13" office:value-type="string" calcext:value-type="string">
            <text:p><text:span text:style-name="T1">Evaluate the impact of computational law on issues of public policy, security and ethics.</text:span></text:p>
            <text:p><text:span text:style-name="T3">Develop a critical appreciation of computational legal technologies for automated legal analysis activities having regard to the public policy, security and ethical implications of using, adapting and resourcing them and engage in dialogue with a range of stakeholders about how risks can be mitigated and general competence in their responsible use can be developed. </text:span></text:p>
          </table:table-cell>
          <table:table-cell table:number-columns-repeated="1019"/>
        </table:table-row>
        <table:table-row table:style-name="ro7">
          <table:table-cell office:value-type="float" office:value="16" calcext:value-type="float">
            <text:p>16</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Appreciate and keep updated on evolving cybersecurity risks.</text:p>
          </table:table-cell>
          <table:table-cell table:style-name="ce11" office:value-type="string" calcext:value-type="string">
            <text:p><text:span text:style-name="T4">Appreciate and keep updated on evolving cybersecurity risks.</text:span></text:p>
            <text:p><text:span text:style-name="T5">Appreciate the range of cybersecurity issues which arise relating to being connected to the World Wide Web, the storing cof electronic data in on-premises or cloud-based databases and servers, the use of e-commerce and financial transactions portalsc, and the use of 'ínternet of things' digital devices, for example: website defacements and ransoms; distributed denial of service attacks and related extended service downtimes; targetting by cyber hacktivists and other social media driven hacker groups; carding activities exploiting Structured Query Language injection and 'Google dorking' etc.</text:span></text:p>
          </table:table-cell>
          <table:table-cell table:number-columns-repeated="1019"/>
        </table:table-row>
        <table:table-row table:style-name="ro8">
          <table:table-cell office:value-type="float" office:value="17" calcext:value-type="float">
            <text:p>17</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Participate in the development of organisational best practices and oversight structures for managing emerging cybersecurity risks. </text:p>
          </table:table-cell>
          <table:table-cell table:style-name="ce11" office:value-type="string" calcext:value-type="string">
            <text:p><text:span text:style-name="T4">Participate in the development of organisational best practices and oversight structures for managing emerging cybersecurity risks. </text:span></text:p>
            <text:p><text:span text:style-name="T5">Initiate and participate in developing and implementing organisational best practices and cybersecurity monitoring structures (whether in-house or outsourced) aligned with recommendations of the Cyber Security Agency of Singapore (CSA) as part of cybersecurity risk and compliance management withing a law firm or legal department.</text:span></text:p>
          </table:table-cell>
          <table:table-cell table:number-columns-repeated="1019"/>
        </table:table-row>
        <table:table-row table:style-name="ro7">
          <table:table-cell office:value-type="float" office:value="18" calcext:value-type="float">
            <text:p>18</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Comply with legislation and best practices for preserving and encrypting electronically stored information for purposes such as e-discovery.</text:p>
          </table:table-cell>
          <table:table-cell table:style-name="ce11" office:value-type="string" calcext:value-type="string">
            <text:p><text:span text:style-name="T4">Comply with legislation and best practices for preserving and encrypting electronically stored information for purposes such as e-discovery.</text:span></text:p>
            <text:p><text:span text:style-name="T5">Appreciate and comply with relevant laws, regulations and industry best practices for the preservation and encryption of electronically stored information (ESI) such as emails, instant messages, audio and video recordings, voice-mail messages, online information on social networking sites and other electronic documents and facilitate the retrieval of such data for purposes of e-discovery and other disclosure required under law by knowing where and how such data is stored for example by maintaining a client data map. </text:span></text:p>
          </table:table-cell>
          <table:table-cell table:number-columns-repeated="1019"/>
        </table:table-row>
        <table:table-row table:style-name="ro9">
          <table:table-cell office:value-type="float" office:value="19" calcext:value-type="float">
            <text:p>19</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Undertake and appreciate the implications of online dispute resolution.</text:p>
          </table:table-cell>
          <table:table-cell table:style-name="ce11" office:value-type="string" calcext:value-type="string">
            <text:p><text:span text:style-name="T4">Undertake and appreciate the implications of online dispute resolution.</text:span></text:p>
            <text:p><text:span text:style-name="T5">Appreciate the range of online dispute resolution (ODR) options available to adjudicate disputes between parties in a digitally-enabled, largely automated and low-cost manner particularly on standard-type disputes arising from high-volume, low-value, mass-market e-commerce and similar consumer transactions; and articulate the pros and cons of ODR to clients as a sole or complementary dispute resolution approach, where necessary, undertaking the customisation of ODR processes to address the specifics of the matter at hand while remaining mindful of the ethical issues around the use of ODR such as lack of transparency of the algorithms behind 'íntelligent' ODR systems, the inability of such systems to deal with non-standard scenarios, the cybersecurity risks of using an ODR system etc.</text:span></text:p>
          </table:table-cell>
          <table:table-cell table:number-columns-repeated="1019"/>
        </table:table-row>
        <table:table-row table:style-name="ro7">
          <table:table-cell office:value-type="float" office:value="20" calcext:value-type="float">
            <text:p>20</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Appreciate emergent digital trust technologies and evaluate their impact on common legal services involving attestation and authentication.</text:p>
          </table:table-cell>
          <table:table-cell table:style-name="ce11" office:value-type="string" calcext:value-type="string">
            <text:p><text:span text:style-name="T4">Appreciate emergent digital trust technologies and evaluate their impact on common legal services involving attestation and authentication.</text:span></text:p>
            <text:p><text:span text:style-name="T5">Appreciate the range of digital signature, certification and biometric recognition technologies available and the potential for these to be integrated to provide a fully digital means of authentication and notarisation of documents and for the conclusion of documents requiring attestation such as wills and affidavits; and participate in the evaluation of this potential through consultations and discussions with policy-makers, regulators and other legal industry stakeholders with a view to informing the development and effective adoption of such platforms.</text:span></text:p>
          </table:table-cell>
          <table:table-cell table:number-columns-repeated="1019"/>
        </table:table-row>
        <table:table-row table:style-name="ro9">
          <table:table-cell office:value-type="float" office:value="21" calcext:value-type="float">
            <text:p>21</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Appreciate virtual marketplaces for legal services to facilitate access to justice and collaboration within the legal profession. </text:p>
          </table:table-cell>
          <table:table-cell table:style-name="ce11" office:value-type="string" calcext:value-type="string">
            <text:p><text:span text:style-name="T4">Appreciate virtual marketplaces for legal services to facilitate access to justice and collaboration within the legal profession. </text:span></text:p>
            <text:p><text:span text:style-name="T5">Appreciate the pros and cons of using virtual marketplaces for legal services to enable consumers of legal services to connect easily with a variety of legal services providers through features such as demand and supply or needs-based matching; reviews and ratings; published fees; requests for quotations; and for smaller law firms to connect with each other to work on a project-based collaborative basis to pursue larger scale work and work in a lean, backened light manner from shared or home offices; and  participate in consultations and discussions with policy-makers, regulators and other legal industry stakeholders with a view to informating the development and effective adoption of such platforms.</text:span></text:p>
          </table:table-cell>
          <table:table-cell table:number-columns-repeated="1019"/>
        </table:table-row>
        <table:table-row table:style-name="ro9">
          <table:table-cell office:value-type="float" office:value="22" calcext:value-type="float">
            <text:p>22</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Use 'intelligent' document creation and review tools to improve law firm/department productivity and processes.</text:p>
          </table:table-cell>
          <table:table-cell table:style-name="ce11" office:value-type="string" calcext:value-type="string">
            <text:p><text:span text:style-name="T1">Use 'intelligent' document creation and review tools to improve law firm/department productivity and processes.</text:span></text:p>
            <text:p><text:span text:style-name="T3">Appreciate the pros and cons of a range of machine-learning based document creation and review tools for use in law firms or law departments, and select and/or use appropriate tools in accordance with best practices specified by your IT department or the mainstream IT literature to undertake, for example, automated: due diligence, discovery, contract management and analysis, lease abstraction; review of pleadings for structural; while remaining sensitive to ethical issues around, for example, the currency and inherent inflexibility of automated contracts, uses of such tools in contexts for which they are inadequate or inappropriate, and issues of liability for errors and omissions which result from the use of such tools etc.</text:span></text:p>
          </table:table-cell>
          <table:table-cell table:number-columns-repeated="1019"/>
        </table:table-row>
        <table:table-row table:style-name="ro10">
          <table:table-cell office:value-type="float" office:value="23" calcext:value-type="float">
            <text:p>23</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Perform technology-assisted review of electronically stored information.</text:p>
          </table:table-cell>
          <table:table-cell table:style-name="ce11" office:value-type="string" calcext:value-type="string">
            <text:p><text:span text:style-name="T1">Perform technology-assisted review of electronically stored information.</text:span></text:p>
            <text:p><text:span text:style-name="T3">Appreciate the pros and cons of a range of technology assisted review (TAR) tools as a means of automating, the classification of documents collected as part of discovery and other activities; and select and/or use an appropriate selection of tools in accordance with best practices specified by your IT department or the mainstream IT literature to, for example: define the protocols which will drive the automated classification, expedite the classification process; prioritise documents based on their relevance; flag documents which may be subject to privilege or other restrictions; and function as check and balance on manually-undertaken document review exercises; while remaining sensitive to the ethical issues around, for example, the accuracy of the coding process and how subjectivity is managed as part of it; the need to have quality controls for the TAR process to ensure accuracy and consistency of results; and issues of liability for errors and omissions which result from the use of such tools.</text:span></text:p>
          </table:table-cell>
          <table:table-cell table:number-columns-repeated="1019"/>
        </table:table-row>
        <table:table-row table:style-name="ro9">
          <table:table-cell office:value-type="float" office:value="24" calcext:value-type="float">
            <text:p>24</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Undertake electronic discovery.</text:p>
          </table:table-cell>
          <table:table-cell table:style-name="ce11" office:value-type="string" calcext:value-type="string">
            <text:p><text:span text:style-name="T1">Undertake electronic discovery.</text:span></text:p>
            <text:p><text:span text:style-name="T3">Appreciate and comply with the rules governing the discovery process as it applies to electronically stored information (ESI) and undertake such electronic discovery in accordance with best practices for each of the following stages of the e-discovery process: identify potential sources of information, preserve key information, collect information for review, process information through reduction and prioritisation, review information for relevance and sensitivity, analyse information based on goals of the discovery process, produce the information in formats which can be communicated appropriately to others, and present the information in court; while remaining sensitive to the ethical issues around, for example, legal privilege, confidentiality, disclosure.</text:span></text:p>
          </table:table-cell>
          <table:table-cell table:number-columns-repeated="1019"/>
        </table:table-row>
        <table:table-row table:style-name="ro7">
          <table:table-cell office:value-type="float" office:value="25" calcext:value-type="float">
            <text:p>25</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Lead initiatives to leverage technology to streamline and enhance existing legal processes and services at firm or department level.</text:p>
          </table:table-cell>
          <table:table-cell table:style-name="ce11" office:value-type="string" calcext:value-type="string">
            <text:p><text:span text:style-name="T1">Lead initiatives to leverage technology to streamline and enhance existing legal processes and services at firm or department level.</text:span></text:p>
            <text:p><text:span text:style-name="T3">Evaluate existing workflows in the law firm or department and identify processes which may be made more efficient, cost-effective, accurate, user-friendly through the adoption, adaptation or enhancement of existing legal technologies; and participate in consultations and discussions on the manner in which existing technologies may be meaningfully enhanced to respond to the process re-engineering needs of a law firm or legal department as well as the any need for reform of regulations, policies, practice directions impacting the adoption and use of such technologies in law firms and legal departments. </text:span></text:p>
          </table:table-cell>
          <table:table-cell table:number-columns-repeated="1019"/>
        </table:table-row>
        <table:table-row table:style-name="ro11">
          <table:table-cell office:value-type="float" office:value="26" calcext:value-type="float">
            <text:p>26</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Appreciate the impact of technological multi-modality on client expectations of legal services and respond effectively to such expectations by evolving current legal services models.</text:p>
          </table:table-cell>
          <table:table-cell table:style-name="ce11" office:value-type="string" calcext:value-type="string">
            <text:p><text:span text:style-name="T1">Appreciate the impact of technological multi-modality on client expectations of legal services and respond effectively to such expectations by evolving current legal services models.</text:span></text:p>
            <text:p><text:span text:style-name="T3">Appreciate how clients employ a range of communication and information technology in their professional and personal lives and expect to be able to do the same when interacting with legal services through, for example: flexible channels of communication with the legal services provider; access to online legal information resources to facilitate understanding; automated scheduling and calendaring of meetings which may be online or face-to-face; avenues for real-time and on-demand consultation outside of formal meetings; cost-effective and efficient do-it-yourself solutions which challenge traditional time-based, brick-and-mortar, formal legal services models which assume that the client is a passive recipient of expert legal solutions.</text:span></text:p>
          </table:table-cell>
          <table:table-cell table:number-columns-repeated="1019"/>
        </table:table-row>
        <table:table-row table:style-name="ro7">
          <table:table-cell office:value-type="float" office:value="27" calcext:value-type="float">
            <text:p>27</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nitiate discussions about how emergent technology can be utilised and adapted for use within the legal industry.</text:p>
          </table:table-cell>
          <table:table-cell table:style-name="ce11" office:value-type="string" calcext:value-type="string">
            <text:p><text:span text:style-name="T1">Initiate discussions about how emergent technology can be utilised and adapted for use within the legal industry.</text:span></text:p>
            <text:p><text:span text:style-name="T3">Appreciate the issues relating to the impact of emergent technologies, such as big data analytics, blockchain technology, machine-learning technology, expert systems etc, on the status quo legal industry services and practices; and initiate and participate in discussions to generate possibilities and problem statements for how such technologies can be adapted for use within the legal industry to address access to justice, efficiency and productivity, creation of new legal services and legal industry job roles etc while remaining sensitive to the ethical and regulatory implications and boundaries of doing so.</text:span></text:p>
          </table:table-cell>
          <table:table-cell table:number-columns-repeated="1019"/>
        </table:table-row>
        <table:table-row table:style-name="ro9">
          <table:table-cell office:value-type="float" office:value="28" calcext:value-type="float">
            <text:p>28</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Educate peers on the appreciation and application of current baseline legal technologies.</text:p>
          </table:table-cell>
          <table:table-cell table:style-name="ce11" office:value-type="string" calcext:value-type="string">
            <text:p><text:span text:style-name="T1">Educate peers on the appreciation and application of current baseline legal technologies.</text:span></text:p>
            <text:p><text:span text:style-name="T3">Appreciate that some legal professionals will be less responsive to integrating legal technologies in their daily legal practice due to a range of reasons including a reluctance to change because the status quo is serving them sell enough; the perception that technology is costly and time-consuming; anxiety that technology adoption will replace their role or roles of others within their practice or department; previous negative experiences with technology; lack of familiarity with the range of legal technology options available, and address such resistence and concerns by providing first-hand user experience accounts to such peers by way of leading informal chat groups, face-to-face roundtables, teaching at formal seminars and workshops, and participating in individual or group technology mentoring initiatives. </text:span></text:p>
          </table:table-cell>
          <table:table-cell table:number-columns-repeated="1019"/>
        </table:table-row>
        <table:table-row table:style-name="ro9">
          <table:table-cell office:value-type="float" office:value="29" calcext:value-type="float">
            <text:p>29</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Evaluate emerging technologies available for adoption or adaptation by the legal profession.</text:p>
          </table:table-cell>
          <table:table-cell table:style-name="ce11" office:value-type="string" calcext:value-type="string">
            <text:p><text:span text:style-name="T1">Evaluate emerging technologies available for adoption or adaptation by the legal profession.</text:span></text:p>
            <text:p><text:span text:style-name="T3">Keep updated on a range of emergent technologies and evaluate their relevance to access to justice and the provision of legal services by, for example, adopting or adapting such technologies at an individual or firm/department level as pilots and sharing the potential, limitations and other outcomes of such pilots (as use cases) with the wider legal community so that learning points can inform subsequent pilots and any eventual fuller implementations; the development of other more bespoke solutions for the legal community integrating relevant aspects of such piloted technologies; and enable experiment-based policy-making in respect of such technologies and their implementation within the legal services industry.</text:span></text:p>
          </table:table-cell>
          <table:table-cell table:number-columns-repeated="1019"/>
        </table:table-row>
        <table:table-row table:style-name="ro11">
          <table:table-cell office:value-type="float" office:value="30" calcext:value-type="float">
            <text:p>30</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Use legal and regulatory analytics tools appropriately to facilitate decision-making and compliance.</text:p>
          </table:table-cell>
          <table:table-cell table:style-name="ce11" office:value-type="string" calcext:value-type="string">
            <text:p><text:span text:style-name="T4">Use legal and regulatory analytics tools appropriately to facilitate decision-making and compliance.</text:span></text:p>
            <text:p><text:span text:style-name="T5">Appreciate how a range of legal analytics tools process different types of data to inform decision-making and best practices within a law firm or legal department in areas such as developing case strategy, creating holistic client interaction profiles, ensuring billing and cost optimisation, identifying opportunities for process improvement, data-driven resource planning, predicting case outcomes or likelihood of disputes, monitoring of financial operations, and tracking compliance with legal and regulatory obligations; and use an appropriate selection of tools in accordance with best practices specified by your IT department or the mainstream IT literature while remaining sensitive to ethical issues around, for example, the validity and limitations of such analytics, access and control of the source data and analytics outputs, consent of data owners to the use of such data to generate legal analytics etc.</text:span></text:p>
          </table:table-cell>
          <table:table-cell table:number-columns-repeated="1019"/>
        </table:table-row>
        <table:table-row table:style-name="ro9">
          <table:table-cell office:value-type="float" office:value="31" calcext:value-type="float">
            <text:p>31</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Use 'intelligent' legal research tools as one of a range of digital information gathering tools to enhance legal research findings.</text:p>
          </table:table-cell>
          <table:table-cell table:style-name="ce11" office:value-type="string" calcext:value-type="string">
            <text:p><text:span text:style-name="T4">Use 'intelligent' legal research tools as one of a range of digital information gathering tools to enhance legal research findings.</text:span></text:p>
            <text:p><text:span text:style-name="T5">Appreciate how a range of 'intelligent' legal research tools use a variety of machine-learning algorithms to facilitate natural language searches and how this affects search returns compared with terms-and-connectors searches; and use an appropriate selection of such tools in accordance with best practices specified by your IT department or the mainstream IT literature while remaining sensitive to issues around, for example, the lack of transparency of the algorithms used to generate search returns, issues of liability should search returns be inaccurate or incomplete, the need to triangulate search results from one search tool with others to ensure that a reasonably full range of results has been generated etc.</text:span></text:p>
          </table:table-cell>
          <table:table-cell table:number-columns-repeated="1019"/>
        </table:table-row>
        <table:table-row table:style-name="ro5">
          <table:table-cell office:value-type="float" office:value="32" calcext:value-type="float">
            <text:p>32</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Appreciate and keep updated on common cybersecurity risks.</text:p>
          </table:table-cell>
          <table:table-cell table:style-name="ce11" office:value-type="string" calcext:value-type="string">
            <text:p><text:span text:style-name="T1">Appreciate and keep updated on common cybersecurity risks.</text:span></text:p>
            <text:p><text:span text:style-name="T3">Appreciate that the use of common technologies such as the Internet, e-mail, USB flashdrives, public Wi-Fi and free software are common targets for cybercriminals to cause inconvenience (e.g. spam), transmit malware (e.g. malicious code downloads) and steal personal and other data (e.g. phishing); that being connected to a network or the Internet when your device is compromised may cause other devices (e.g. computers and mobile devices) on the network and other users who interact with you to be compromised; and keep updated on the common risks associated with the technologies you regularly use.</text:span></text:p>
          </table:table-cell>
          <table:table-cell table:number-columns-repeated="1019"/>
        </table:table-row>
        <table:table-row table:style-name="ro4">
          <table:table-cell office:value-type="float" office:value="33" calcext:value-type="float">
            <text:p>33</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Comply with best practices for the secure use of regularly utilised technologies.</text:p>
          </table:table-cell>
          <table:table-cell table:style-name="ce11" office:value-type="string" calcext:value-type="string">
            <text:p><text:span text:style-name="T1">Comply with best practices for the secure use of regularly utilised technologies.</text:span></text:p>
            <text:p><text:span text:style-name="T3">Appreciate and comply with the best practices communicated by your IT department and in the mainstream IT literature to protect againt and minimise the risk of cyberattacks, for example: ensure devices are protected by antivirus software and firewalls; keep operating software on devices updated; refrain from clicking on links and websites which you are not familiar with before verifying it with your IT department or the sender if someone known to you; exercise mindfulness before using or allowing the use of USB flashdrives which have not been checked for malware or viruses especially if the devices they will be plugged into are connected to a network or the Internet; and exercise vigillence when accessing unsecured, public Wi-Fi.  </text:span></text:p>
          </table:table-cell>
          <table:table-cell table:number-columns-repeated="1019"/>
        </table:table-row>
        <table:table-row table:style-name="ro3">
          <table:table-cell office:value-type="float" office:value="34" calcext:value-type="float">
            <text:p>34</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Comply with laws, regulations and best practices for maintaining client data confidentiality and privacy when communicating electronically.</text:p>
          </table:table-cell>
          <table:table-cell table:style-name="ce11" office:value-type="string" calcext:value-type="string">
            <text:p><text:span text:style-name="T1">Comply with laws, regulations and best practices for maintaining client data confidentiality and privacy when communicating electronically.</text:span></text:p>
            <text:p><text:span text:style-name="T3">Appreciate and comply with relevant laws, regulations and industry best practices regarding collection, preservation, transmission and destruction of confidential information and personal data in electronic formats to prevent theft, loss, unauthorised access or inadvertent disclosure of such data, for example: refrain from using personal email or chat apps to communicate with clients or transmit work documents especially on matters involving confidential information or personal data; be mindful when using email communication to ensure that the contents of the email thread are intended to be disclosed to the recipients; use importance and sensitivity flags to identify emails which require special attention or treatment because of their contents and maintain appropriate archiving and access protocols for such emails; identify and eliminate sensitive or confidential metadata in electronic files before transmission.</text:span></text:p>
          </table:table-cell>
          <table:table-cell table:number-columns-repeated="1019"/>
        </table:table-row>
        <table:table-row table:style-name="ro4">
          <table:table-cell office:value-type="float" office:value="35" calcext:value-type="float">
            <text:p>35</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Appreciate the pros and cons of cloud-based technology on the storage and retrieval of professional and personal data handled by a law firm or legal department. </text:p>
          </table:table-cell>
          <table:table-cell table:style-name="ce11" office:value-type="string" calcext:value-type="string">
            <text:p><text:span text:style-name="T1">Appreciate the pros and cons of cloud-based technology on the storage and retrieval of professional and personal data handled by a law firm or legal department. </text:span></text:p>
            <text:p><text:span text:style-name="T3">Appreciate the pros and cons of a range of cloud-based technologies commonly used in a law firm or legal department and the issues of software and data reliability, security, and privacy which arise and how such technologies address these issues through the location of data centres and the applicable laws governing the data stored; encryption and other security measures to prevent unauthorised access to or disclosure of the data; back-up processes to ensure the availability and prevent the inadvertent loss of data; bug fixes and updates to address vulnerabilities and effect continuous improvement of the technology etc.</text:span></text:p>
          </table:table-cell>
          <table:table-cell table:number-columns-repeated="1019"/>
        </table:table-row>
        <table:table-row table:style-name="ro4">
          <table:table-cell office:value-type="float" office:value="36" calcext:value-type="float">
            <text:p>36</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Use online platforms appropriately to maintain an effective professional online presence and network.</text:p>
          </table:table-cell>
          <table:table-cell table:style-name="ce11" office:value-type="string" calcext:value-type="string">
            <text:p><text:span text:style-name="T1">Use online platforms appropriately to maintain an effective professional online presence and network.</text:span></text:p>
            <text:p><text:span text:style-name="T3">Appreciate the pros and cons of using online media sources and platforms including applicable regulations and ethical issues impacting their use by the legal profession (e.g. client confidentiality, upholding the image and standing of the profession, legal advertising rules, and what may be construed as rendering legal advice), and select suitable ones to create an effective professional online presence, for example: participate in and maintain firm profiles in lawyer directories and professional networking sites; maintain a law firm website and articulate your areas of legal expertise and practice experience in an individual profile; and develop online newsletters and blogs providing updates and opinions on a range of issues relating to the law for consumers of legal services and/or other legal professionals. </text:span></text:p>
          </table:table-cell>
          <table:table-cell table:number-columns-repeated="1019"/>
        </table:table-row>
        <table:table-row table:style-name="ro3">
          <table:table-cell office:value-type="float" office:value="37" calcext:value-type="float">
            <text:p>37</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Use secure online email software and collaboration platforms appropriately to facilitate working with internal and exernal parties.</text:p>
          </table:table-cell>
          <table:table-cell table:style-name="ce11" office:value-type="string" calcext:value-type="string">
            <text:p><text:span text:style-name="T1">Use secure online email software and collaboration platforms appropriately to facilitate working with internal and exernal parties.</text:span></text:p>
            <text:p><text:span text:style-name="T3">Appreciate the pros and cons of using secure email software and online platforms to communicate and collaborate with clients, colleagues and other third parties and, and select and/or use appropriate systems in accordance with best practices specified by your IT department or the mainstream IT literature to, for example: encrypt correspondence and electronically transmitted data; manage email bulk; facilitate document review and exchange; provide a forum for online group discussion and video-conferencing; share knowledge resouces; minimise use of physical collaboration resources; and enable working flexibly from any location, while being mindful that optimal use of such platforms are dependent on users' access to dependable internet connectivity, users having a common understanding of how the platform should be used, and fitness of purpose of the platform for the nature of the work being undertaken through it.</text:span></text:p>
          </table:table-cell>
          <table:table-cell table:number-columns-repeated="1019"/>
        </table:table-row>
        <table:table-row table:style-name="ro12">
          <table:table-cell office:value-type="float" office:value="38" calcext:value-type="float">
            <text:p>38</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basic workplace productivity software tools to enhance work efficiency.</text:p>
          </table:table-cell>
          <table:table-cell table:style-name="ce11" office:value-type="string" calcext:value-type="string">
            <text:p><text:span text:style-name="T1">Use basic workplace productivity software tools to enhance work efficiency.</text:span></text:p>
            <text:p><text:span text:style-name="T3">Appreciate the pros and cons of a range of basic workplace productivity software tools and select and/or use an appropriate selection of tools in accordance with best practices specified by your IT department or the mainstream IT literature to optimise the work in your firm or department, for example: word-processing software to facilitate document preparation using templates, version control, tracked changes, auto-numbering, automated contents pages and footnotes; presentation software to create audio-visual aids for client and trial presentations; database software to enable the creation of spreadsheets to for logging time spent on work, preparing firm or department budgets, producing client data maps, automating moderately-complex standard calculations like closing accounts for conveyancing transactions, preparing project management tracking charts, and undertaking basic data analytics; email and calendaring software to facilitate electronic communication with internal and external parties, and organise and keep track of appointments.</text:span></text:p>
          </table:table-cell>
          <table:table-cell table:number-columns-repeated="1019"/>
        </table:table-row>
        <table:table-row table:style-name="ro5">
          <table:table-cell office:value-type="float" office:value="39" calcext:value-type="float">
            <text:p>39</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electronic filing systems to enhance work efficiency and comply with filing requirements.</text:p>
          </table:table-cell>
          <table:table-cell table:style-name="ce11" office:value-type="string" calcext:value-type="string">
            <text:p><text:span text:style-name="T1">Use electronic filing systems to enhance work efficiency and comply with filing requirements.</text:span></text:p>
            <text:p><text:span text:style-name="T3">Appreciate the electronic filing systems commonly encountered in the course of work and perform functions using those systems in order to facilitate the accurate and timely sharing of documents and to deliver efficient legal services, for example: litigation practitioners may electronically file documents through the Courts integrated electronic litigation system (eLitigation); conveyancing law practitioners may submit legal requisitions through the LawNet website (InteReq); criminal law practitioners may commence criminal matters electronically through the use of the integrated criminal filing and management system (ICMS).</text:span></text:p>
          </table:table-cell>
          <table:table-cell table:number-columns-repeated="1019"/>
        </table:table-row>
        <table:table-row table:style-name="ro4">
          <table:table-cell office:value-type="float" office:value="40" calcext:value-type="float">
            <text:p>40</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practice management systems to enhance work efficiency and compliance with professional duties.</text:p>
          </table:table-cell>
          <table:table-cell table:style-name="ce11" office:value-type="string" calcext:value-type="string">
            <text:p><text:span text:style-name="T1">Use practice management systems to enhance work efficiency and compliance with professional duties.</text:span></text:p>
            <text:p><text:span text:style-name="T3">Appreciate the pros and cons of a range of common case management, document management, billing software and practice management systems used by law firms and legal departments and select and/or use appropriate systems in accordance with best practices specified by your IT department or the mainstream IT literature to, for example, holistically: manage case and client records including conflicts and 'know your client' checks; perform time tracking for billing and financial reporting; facilitate document assembly; undertake calendaring and scheduling of appointments and court dates, all with a view to facilitating consolidated and up-to-date records, automated on-demand retrieval of case and client information, and an audit trail of activities.</text:span></text:p>
          </table:table-cell>
          <table:table-cell table:number-columns-repeated="1019"/>
        </table:table-row>
        <table:table-row table:style-name="ro5">
          <table:table-cell office:value-type="float" office:value="41" calcext:value-type="float">
            <text:p>41</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Use knowledge management systems to accelerate developing know-how and raise productivity.</text:p>
          </table:table-cell>
          <table:table-cell table:style-name="ce11" office:value-type="string" calcext:value-type="string">
            <text:p><text:span text:style-name="T1">Use knowledge management systems to accelerate developing know-how and raise productivity.</text:span></text:p>
            <text:p><text:span text:style-name="T3">Appreciate the pros and cons of a range of common knowledge management systems used by law firms and legal departments and select and/or use appropriate systems in accordance with best practices specified by your IT department or the mainstream IT literature to capture, store, index, search and retrieve work product and reference materials in electronic formats such as: precedents, templates, guidance notes; client profiles and preferences; profiles and reviews of internal and external specialists and experts; records of prior legal research and legal opinions in various areas of practice.</text:span></text:p>
          </table:table-cell>
          <table:table-cell table:number-columns-repeated="1019"/>
        </table:table-row>
        <table:table-row table:style-name="ro2">
          <table:table-cell office:value-type="float" office:value="42" calcext:value-type="float">
            <text:p>42</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Perform legal, business and investigative research using a range of free and paid online research tools and resources.</text:p>
          </table:table-cell>
          <table:table-cell table:style-name="ce11" office:value-type="string" calcext:value-type="string">
            <text:p><text:span text:style-name="T1">Perform legal, business and investigative research using a range of free and paid online research tools and resources.</text:span></text:p>
            <text:p><text:span text:style-name="T3">Appreciate the common, reliable, free and paid online legal, business and investigative research tools and resources used for your area of work and use such tools and resources in accordance with research best practices to locate and verify relevant primary and secondary authorities, documents and other data for example: case law and statutes; precedents and templates; industry regulations and best practices; public information on births, marriages and deaths.</text:span></text:p>
          </table:table-cell>
          <table:table-cell table:number-columns-repeated="1019"/>
        </table:table-row>
        <table:table-row table:style-name="ro2">
          <table:table-cell office:value-type="float" office:value="43" calcext:value-type="float">
            <text:p>43</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Perform online search, retrieval and lodgment to extract records and lodge requests and documents.</text:p>
          </table:table-cell>
          <table:table-cell table:style-name="ce11" office:value-type="string" calcext:value-type="string">
            <text:p><text:span text:style-name="T1">Perform online search, retrieval and lodgment to extract records and lodge requests and documents.</text:span></text:p>
            <text:p><text:span text:style-name="T3">Appreciate the common and authoritative information and document retrieval tools used for your area of work and use such tools to perform searches, extract records, and lodge requests or documents for example: IP2SG, eTrademarks, Public Search Service - Integrated Land Information Service (PSS-INLIS), Integrated Legal Requisition System (InteReq), Sentencing Information &amp; Research Repository (SIR).</text:span></text:p>
          </table:table-cell>
          <table:table-cell table:number-columns-repeated="1019"/>
        </table:table-row>
        <table:table-row table:style-name="ro2">
          <table:table-cell office:value-type="float" office:value="44" calcext:value-type="float">
            <text:p>44</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Monitor well-established alternative sources of information relevant to the law and practice of law to keep updated on trends and developments.</text:p>
          </table:table-cell>
          <table:table-cell table:style-name="ce11" office:value-type="string" calcext:value-type="string">
            <text:p><text:span text:style-name="T1">Monitor well-established alternative sources of information relevant to the law and practice of law to keep updated on trends and developments.</text:span></text:p>
            <text:p><text:span text:style-name="T3">Appreciate the pros and cons of alternative sources of information such as reliable and established blogs, Twitter feeds, and Facebook posts as a convenient way to access opinions, discussion and current thinking on a range of matters relating to the law, the practice of law and the contexts within which they take place; and select a few most relevant and authoritative ones to follow in order to maintain a current understanding of the broad issues locally and globally. </text:span></text:p>
          </table:table-cell>
          <table:table-cell table:number-columns-repeated="1019"/>
        </table:table-row>
        <table:table-row table:style-name="ro5">
          <table:table-cell office:value-type="float" office:value="45" calcext:value-type="float">
            <text:p>45</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8" office:value-type="string" calcext:value-type="string">
            <text:p>Appreciate the impact of existing baseline technologies on the practice of law.</text:p>
          </table:table-cell>
          <table:table-cell table:style-name="ce11" office:value-type="string" calcext:value-type="string">
            <text:p><text:span text:style-name="T1">Appreciate the impact of existing baseline technologies on the practice of law.</text:span></text:p>
            <text:p><text:span text:style-name="T3">Appreciate the key practical and policy issues which inhibit or facilitate the adoption of various baseline legal technologies by law firms, legal department and consumers of legal services for example: issues of confidentiality and data protection when using online collaboration platforms; issues of liability when legal practitioners create collaborative knowledge management systems; issues of whether to allow online advertisement of legal services; issues such as online portals that would allow positive or negative feedback from clients; and issues of allowing online bidding for legal jobs amongst legal practitioners.</text:span></text:p>
          </table:table-cell>
          <table:table-cell table:number-columns-repeated="1019"/>
        </table:table-row>
        <table:table-row table:style-name="ro13" table:number-rows-repeated="25">
          <table:table-cell/>
          <table:table-cell table:style-name="ce4" table:number-columns-repeated="2"/>
          <table:table-cell/>
          <table:table-cell table:style-name="ce11"/>
          <table:table-cell table:number-columns-repeated="1019"/>
        </table:table-row>
        <table:table-row table:style-name="ro13" table:number-rows-repeated="2">
          <table:table-cell table:number-columns-repeated="4"/>
          <table:table-cell table:style-name="ce14"/>
          <table:table-cell table:number-columns-repeated="1019"/>
        </table:table-row>
        <table:table-row table:style-name="ro13" table:number-rows-repeated="10">
          <table:table-cell table:number-columns-repeated="4"/>
          <table:table-cell table:style-name="ce11"/>
          <table:table-cell table:number-columns-repeated="1019"/>
        </table:table-row>
        <table:table-row table:style-name="ro13" table:number-rows-repeated="11">
          <table:table-cell/>
          <table:table-cell table:style-name="ce4" table:number-columns-repeated="2"/>
          <table:table-cell table:number-columns-repeated="1021"/>
        </table:table-row>
        <table:table-row table:style-name="ro13" table:number-rows-repeated="8">
          <table:table-cell/>
          <table:table-cell table:style-name="ce4" table:number-columns-repeated="2"/>
          <table:table-cell/>
          <table:table-cell table:style-name="ce11"/>
          <table:table-cell table:number-columns-repeated="1019"/>
        </table:table-row>
        <table:table-row table:style-name="ro13">
          <table:table-cell/>
          <table:table-cell table:style-name="ce4" table:number-columns-repeated="2"/>
          <table:table-cell table:number-columns-repeated="1021"/>
        </table:table-row>
        <table:table-row table:style-name="ro13">
          <table:table-cell/>
          <table:table-cell table:style-name="ce4" table:number-columns-repeated="2"/>
          <table:table-cell/>
          <table:table-cell table:style-name="ce13"/>
          <table:table-cell table:number-columns-repeated="1019"/>
        </table:table-row>
        <table:table-row table:style-name="ro13">
          <table:table-cell/>
          <table:table-cell table:style-name="ce4" table:number-columns-repeated="2"/>
          <table:table-cell table:number-columns-repeated="1021"/>
        </table:table-row>
        <table:table-row table:style-name="ro13">
          <table:table-cell/>
          <table:table-cell table:style-name="ce4" table:number-columns-repeated="2"/>
          <table:table-cell/>
          <table:table-cell table:style-name="ce13"/>
          <table:table-cell table:number-columns-repeated="1019"/>
        </table:table-row>
        <table:table-row table:style-name="ro13">
          <table:table-cell/>
          <table:table-cell table:style-name="ce4" table:number-columns-repeated="2"/>
          <table:table-cell table:number-columns-repeated="1021"/>
        </table:table-row>
        <table:table-row table:style-name="ro13">
          <table:table-cell/>
          <table:table-cell table:style-name="ce4" table:number-columns-repeated="2"/>
          <table:table-cell/>
          <table:table-cell table:style-name="ce13"/>
          <table:table-cell table:number-columns-repeated="1019"/>
        </table:table-row>
        <table:table-row table:style-name="ro13" table:number-rows-repeated="79">
          <table:table-cell/>
          <table:table-cell table:style-name="ce4" table:number-columns-repeated="2"/>
          <table:table-cell table:number-columns-repeated="1021"/>
        </table:table-row>
        <table:table-row table:style-name="ro13">
          <table:table-cell/>
          <table:table-cell table:style-name="ce4" table:number-columns-repeated="2"/>
          <table:table-cell/>
          <table:table-cell table:style-name="ce15"/>
          <table:table-cell table:number-columns-repeated="1019"/>
        </table:table-row>
        <table:table-row table:style-name="ro13">
          <table:table-cell/>
          <table:table-cell table:style-name="ce5" table:number-columns-repeated="2"/>
          <table:table-cell/>
          <table:table-cell table:style-name="ce11"/>
          <table:table-cell table:number-columns-repeated="1019"/>
        </table:table-row>
        <table:table-row table:style-name="ro13" table:number-rows-repeated="1048386">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1:55:59.289261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41M35S</meta:editing-duration>
    <meta:editing-cycles>35</meta:editing-cycles>
    <meta:generator>LibreOffice/5.2.2.2$Linux_X86_64 LibreOffice_project/20m0$Build-2</meta:generator>
    <dc:date>2017-10-03T16:11:58.173427770</dc:date>
    <meta:document-statistic meta:table-count="1" meta:cell-count="230" meta:object-count="0"/>
    <meta:user-defined meta:name="Info 1"/>
    <meta:user-defined meta:name="Info 2"/>
    <meta:user-defined meta:name="Info 3"/>
    <meta:user-defined meta:name="Info 4"/>
  </office:meta>
</office:document-meta>
</file>